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659cm" svg:y="6.342cm">
            <draw:object draw:notify-on-update-of-ranges="Sheet1.A6:Sheet1.K6 Sheet1.A7:Sheet1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29.743cm">
            <draw:object draw:notify-on-update-of-ranges="Sheet1.B1:Sheet1.K1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433cm" svg:height="9.297cm" svg:x="21.495cm" svg:y="6.004cm">
            <draw:object draw:notify-on-update-of-ranges="Sheet1.B10:Sheet1.K10 Sheet1.B11:Sheet1.K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581" calcext:value-type="float">
            <text:p>581</text:p>
          </table:table-cell>
          <table:table-cell office:value-type="float" office:value="1833" calcext:value-type="float">
            <text:p>1833</text:p>
          </table:table-cell>
          <table:table-cell office:value-type="float" office:value="5671" calcext:value-type="float">
            <text:p>5671</text:p>
          </table:table-cell>
          <table:table-cell office:value-type="float" office:value="11345" calcext:value-type="float">
            <text:p>11345</text:p>
          </table:table-cell>
          <table:table-cell office:value-type="float" office:value="16912" calcext:value-type="float">
            <text:p>16912</text:p>
          </table:table-cell>
          <table:table-cell office:value-type="float" office:value="55456" calcext:value-type="float">
            <text:p>55456</text:p>
          </table:table-cell>
          <table:table-cell office:value-type="float" office:value="135510" calcext:value-type="float">
            <text:p>135510</text:p>
          </table:table-cell>
          <table:table-cell office:value-type="float" office:value="234" calcext:value-type="float">
            <text:p>234</text:p>
          </table:table-cell>
          <table:table-cell office:value-type="float" office:value="445" calcext:value-type="float">
            <text:p>44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opcou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uclid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+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34" calcext:value-type="float">
            <text:p>234</text:p>
          </table:table-cell>
          <table:table-cell office:value-type="float" office:value="445" calcext:value-type="float">
            <text:p>445</text:p>
          </table:table-cell>
          <table:table-cell office:value-type="float" office:value="581" calcext:value-type="float">
            <text:p>581</text:p>
          </table:table-cell>
          <table:table-cell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coun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secutive Intege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+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34" calcext:value-type="float">
            <text:p>234</text:p>
          </table:table-cell>
          <table:table-cell office:value-type="float" office:value="445" calcext:value-type="float">
            <text:p>445</text:p>
          </table:table-cell>
          <table:table-cell office:value-type="float" office:value="581" calcext:value-type="float">
            <text:p>581</text:p>
          </table:table-cell>
          <table:table-cell office:value-type="float" office:value="670" calcext:value-type="float">
            <text:p>670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cou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47" calcext:value-type="float">
            <text:p>247</text:p>
          </table:table-cell>
          <table:table-cell office:value-type="float" office:value="744" calcext:value-type="float">
            <text:p>744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ddle School</text:p>
          </table:table-cell>
          <table:table-cell table:number-columns-repeated="13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5671" calcext:value-type="float">
            <text:p>5671</text:p>
          </table:table-cell>
          <table:table-cell office:value-type="float" office:value="11345" calcext:value-type="float">
            <text:p>11345</text:p>
          </table:table-cell>
          <table:table-cell office:value-type="float" office:value="16912" calcext:value-type="float">
            <text:p>16912</text:p>
          </table:table-cell>
          <table:table-cell office:value-type="float" office:value="55456" calcext:value-type="float">
            <text:p>55456</text:p>
          </table:table-cell>
          <table:table-cell office:value-type="float" office:value="135510" calcext:value-type="float">
            <text:p>1355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2351" calcext:value-type="float">
            <text:p>2351</text:p>
          </table:table-cell>
          <table:table-cell office:value-type="float" office:value="4562" calcext:value-type="float">
            <text:p>4562</text:p>
          </table:table-cell>
          <table:table-cell office:value-type="float" office:value="6001" calcext:value-type="float">
            <text:p>6001</text:p>
          </table:table-cell>
          <table:table-cell office:value-type="float" office:value="23653" calcext:value-type="float">
            <text:p>23653</text:p>
          </table:table-cell>
          <table:table-cell office:value-type="float" office:value="35061" calcext:value-type="float">
            <text:p>35061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5671" calcext:value-type="float">
            <text:p>5671</text:p>
          </table:table-cell>
          <table:table-cell office:value-type="float" office:value="11345" calcext:value-type="float">
            <text:p>11345</text:p>
          </table:table-cell>
          <table:table-cell office:value-type="float" office:value="16912" calcext:value-type="float">
            <text:p>16912</text:p>
          </table:table-cell>
          <table:table-cell office:value-type="float" office:value="55456" calcext:value-type="float">
            <text:p>55456</text:p>
          </table:table-cell>
          <table:table-cell office:value-type="float" office:value="135510" calcext:value-type="float">
            <text:p>1355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32" calcext:value-type="float">
            <text:p>4932</text:p>
          </table:table-cell>
          <table:table-cell office:value-type="float" office:value="54205" calcext:value-type="float">
            <text:p>54205</text:p>
          </table:table-cell>
          <table:table-cell office:value-type="float" office:value="183246" calcext:value-type="float">
            <text:p>183246</text:p>
          </table:table-cell>
          <table:table-cell office:value-type="float" office:value="307110" calcext:value-type="float">
            <text:p>307110</text:p>
          </table:table-cell>
          <table:table-cell office:value-type="float" office:value="3949053" calcext:value-type="float">
            <text:p>3949053</text:p>
          </table:table-cell>
          <table:table-cell office:value-type="float" office:value="8361010" calcext:value-type="float">
            <text:p>83610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5:29:33.46556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4:21:03.421463786</meta:creation-date>
    <dc:date>2024-01-16T16:05:52.894716637</dc:date>
    <meta:editing-duration>PT9M37S</meta:editing-duration>
    <meta:editing-cycles>2</meta:editing-cycles>
    <meta:generator>LibreOffice/6.4.7.2$Linux_X86_64 LibreOffice_project/40$Build-2</meta:generator>
    <meta:document-statistic meta:table-count="1" meta:cell-count="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B1:Sheet1.K2" svg:x="0.32cm" svg:y="0.18cm" svg:width="13.063cm" svg:height="8.64cm">
          <chartooo:coordinate-region svg:x="0.756cm" svg:y="0.379cm" svg:width="11.8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K2" chart:class="chart:scatter">
            <chart:domain table:cell-range-address="Sheet1.B1:Sheet1.K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1:Sheet1.K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112">
                <text:p>112</text:p>
              </table:table-cell>
              <table:table-cell office:value-type="float" office:value="581">
                <text:p>581</text:p>
              </table:table-cell>
              <table:table-cell office:value-type="float" office:value="1833">
                <text:p>1833</text:p>
              </table:table-cell>
              <table:table-cell office:value-type="float" office:value="5671">
                <text:p>5671</text:p>
              </table:table-cell>
              <table:table-cell office:value-type="float" office:value="11345">
                <text:p>11345</text:p>
              </table:table-cell>
              <table:table-cell office:value-type="float" office:value="16912">
                <text:p>16912</text:p>
              </table:table-cell>
              <table:table-cell office:value-type="float" office:value="55456">
                <text:p>55456</text:p>
              </table:table-cell>
              <table:table-cell office:value-type="float" office:value="135510">
                <text:p>13551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2:Sheet1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A6:Sheet1.K7" svg:x="3.863cm" svg:y="1.005cm" svg:width="12.415cm" svg:height="8.639cm">
          <chartooo:coordinate-region svg:x="4.67cm" svg:y="1.204cm" svg:width="11.32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K7" chart:class="chart:scatter">
            <chart:domain table:cell-range-address="Sheet1.A6:Sheet1.K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6:Sheet1.K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234">
                <text:p>234</text:p>
              </table:table-cell>
              <table:table-cell office:value-type="float" office:value="445">
                <text:p>445</text:p>
              </table:table-cell>
              <table:table-cell office:value-type="float" office:value="581">
                <text:p>581</text:p>
              </table:table-cell>
              <table:table-cell office:value-type="float" office:value="670">
                <text:p>67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7:Sheet1.K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251">
                <text:p>251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34cm" svg:height="9.298cm" xlink:href=".." xlink:type="simple" chart:class="chart:scatter" chart:style-name="ch1">
        <chart:legend chart:legend-position="end" svg:x="13.952cm" svg:y="4.35cm" style:legend-expansion="high" chart:style-name="ch2"/>
        <chart:plot-area chart:style-name="ch3" table:cell-range-address="Sheet1.B10:Sheet1.K11" svg:x="0.909cm" svg:y="0.107cm" svg:width="12.463cm" svg:height="8.926cm">
          <chartooo:coordinate-region svg:x="1.901cm" svg:y="0.306cm" svg:width="11.191cm" svg:height="8.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K11" chart:class="chart:scatter">
            <chart:domain table:cell-range-address="Sheet1.B10:Sheet1.K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10:Sheet1.K10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234">
                <text:p>234</text:p>
              </table:table-cell>
              <table:table-cell office:value-type="float" office:value="445">
                <text:p>445</text:p>
              </table:table-cell>
              <table:table-cell office:value-type="float" office:value="581">
                <text:p>581</text:p>
              </table:table-cell>
              <table:table-cell office:value-type="float" office:value="670">
                <text:p>67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1:Sheet1.K1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247">
                <text:p>247</text:p>
              </table:table-cell>
              <table:table-cell office:value-type="float" office:value="744">
                <text:p>744</text:p>
              </table:table-cell>
              <table:table-cell office:value-type="float" office:value="924">
                <text:p>924</text:p>
              </table:table-cell>
              <table:table-cell office:value-type="float" office:value="1014">
                <text:p>1014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